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spaceContentHandler.end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orkspaceContentHandler.skippe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tentHandler.startElement( String namespaceURI , String localName , String qName , Attributes at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tentHandler.WorkspaceContentHandler( Workspace workspace , String parentAbsPath , int uuidBehavi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orkspaceContentHandler.characters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tentHandler.processingInstruction( String target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tentHandl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tentHandler.startPrefixMapping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tentHandler.ignorableWhitespace( char ch [ ] , int 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tentHandler.endPrefixMapping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tentHandler.endElement( String namespaceURI , String localName , String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ContentHandler.setDocumentLocator( 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